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F0000015772A2B3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greyscale" draw:luminance="7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Open Sans" fo:font-size="40pt"/>
    </style:style>
    <style:style style:name="T1" style:family="text">
      <style:text-properties fo:color="#cc0000" style:font-name="Open Sans" fo:font-size="40pt" fo:font-weight="bold" style:font-weight-asian="bold" style:font-weight-complex="bold"/>
    </style:style>
    <style:style style:name="T2" style:family="text">
      <style:text-properties style:font-name="Open Sans" fo:font-size="40pt"/>
    </style:style>
    <style:style style:name="T3" style:family="text">
      <style:text-properties fo:color="#004586" style:font-name="Open Sans" fo:font-size="4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86cm" svg:height="3.6cm" svg:x="6.5cm" svg:y="5.2cm">
          <draw:image xlink:href="Pictures/100002010000016F0000015772A2B377.png" xlink:type="simple" xlink:show="embed" xlink:actuate="onLoad">
            <text:p/>
          </draw:image>
        </draw:frame>
        <draw:frame draw:style-name="gr2" draw:text-style-name="P2" draw:layer="layout" svg:width="9.053cm" svg:height="4.095cm" svg:x="9.2cm" svg:y="6.282cm">
          <draw:text-box>
            <text:p text:style-name="P2"><text:span text:style-name="T1">Op</text:span><text:span text:style-name="T2">timization</text:span></text:p>
            <text:p text:style-name="P2"><text:span text:style-name="T3">En</text:span><text:span text:style-name="T2">gin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3T02:25:41.811686517</meta:creation-date>
    <dc:date>2019-03-15T03:03:25.741435819</dc:date>
    <meta:editing-duration>P2DT22M33S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